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519cm" fo:margin-left="-0.018cm" table:align="left"/>
    </style:style>
    <style:style style:name="Таблица1.A" style:family="table-column">
      <style:table-column-properties style:column-width="10.703cm"/>
    </style:style>
    <style:style style:name="Таблица1.B" style:family="table-column">
      <style:table-column-properties style:column-width="5.8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109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officeooo:rsid="00099f87" officeooo:paragraph-rsid="00099f87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7pt" fo:language="ru" fo:country="RU" fo:font-weight="bold" officeooo:rsid="00099f87" officeooo:paragraph-rsid="00099f87" style:font-size-asian="17pt" style:font-weight-asian="bold" style:font-size-complex="17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99f87" officeooo:paragraph-rsid="00099f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style:text-underline-style="none" fo:font-weight="normal" officeooo:rsid="000e48a2" officeooo:paragraph-rsid="0012a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paragraph-rsid="000ae5a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ae5ac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paragraph-rsid="000ae5ac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0ae5ac" officeooo:paragraph-rsid="000ae5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ae5ac" officeooo:paragraph-rsid="000ae5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fo:font-weight="bold" officeooo:rsid="000ae5ac" officeooo:paragraph-rsid="000ae5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beacc" officeooo:paragraph-rsid="000bea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d5767" officeooo:paragraph-rsid="000d57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fo:font-weight="normal" officeooo:rsid="000d5767" officeooo:paragraph-rsid="000d5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0f0778" officeooo:paragraph-rsid="000f077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f0778" officeooo:paragraph-rsid="000f077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1293dd" officeooo:paragraph-rsid="001293d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paragraph-rsid="000f0778" style:font-size-asian="12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f0778" officeooo:paragraph-rsid="000f077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fo:text-align="end" style:justify-single-word="false"/>
      <style:text-properties style:font-name="Times New Roman" fo:font-size="12pt" fo:language="ru" fo:country="RU" style:text-underline-style="none" fo:font-weight="normal" officeooo:rsid="000f0778" officeooo:paragraph-rsid="0010dad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10dadc" officeooo:paragraph-rsid="0010da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2a909" officeooo:paragraph-rsid="0012a90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396b3" officeooo:paragraph-rsid="001396b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396b3" officeooo:paragraph-rsid="001b002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46586" officeooo:paragraph-rsid="001465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7a2ca" officeooo:paragraph-rsid="001b002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b0028" officeooo:paragraph-rsid="001b002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be953" officeooo:paragraph-rsid="001be95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c051d" officeooo:paragraph-rsid="001c051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c051d" officeooo:paragraph-rsid="001ca88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ca885" officeooo:paragraph-rsid="001ca88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e714b" officeooo:paragraph-rsid="001e714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e714b" officeooo:paragraph-rsid="001f143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style:text-underline-style="none" fo:font-weight="normal" officeooo:rsid="001f1436" officeooo:paragraph-rsid="001f143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15%" fo:text-align="start" style:justify-single-word="false" fo:break-before="page"/>
      <style:text-properties style:font-name="Times New Roman" fo:font-size="14pt" fo:language="ru" fo:country="RU" style:text-underline-style="none" fo:font-weight="normal" officeooo:rsid="00146586" officeooo:paragraph-rsid="0017a2ca" style:font-size-asian="14pt" style:font-weight-asian="normal" style:font-size-complex="14pt" style:font-weight-complex="normal"/>
    </style:style>
    <style:style style:name="T1" style:family="text">
      <style:text-properties officeooo:rsid="000beac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767" style:font-weight-asian="normal" style:font-weight-complex="normal"/>
    </style:style>
    <style:style style:name="T5" style:family="text">
      <style:text-properties officeooo:rsid="000d5767"/>
    </style:style>
    <style:style style:name="T6" style:family="text">
      <style:text-properties style:text-underline-style="solid" style:text-underline-width="auto" style:text-underline-color="font-color" officeooo:rsid="000d576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0778"/>
    </style:style>
    <style:style style:name="T9" style:family="text">
      <style:text-properties officeooo:rsid="001293dd"/>
    </style:style>
    <style:style style:name="T10" style:family="text">
      <style:text-properties officeooo:rsid="0017a2ca"/>
    </style:style>
    <style:style style:name="T11" style:family="text">
      <style:text-properties officeooo:rsid="0010dadc"/>
    </style:style>
    <style:style style:name="T12" style:family="text">
      <style:text-properties officeooo:rsid="001396b3"/>
    </style:style>
    <style:style style:name="T13" style:family="text">
      <style:text-properties officeooo:rsid="0016746c"/>
    </style:style>
    <style:style style:name="T14" style:family="text">
      <style:text-properties fo:color="#ffffff" loext:opacity="100%"/>
    </style:style>
    <style:style style:name="T15" style:family="text">
      <style:text-properties officeooo:rsid="001b0028"/>
    </style:style>
    <style:style style:name="T16" style:family="text">
      <style:text-properties fo:color="#ffffff" loext:opacity="100%" officeooo:rsid="001be953"/>
    </style:style>
    <style:style style:name="T17" style:family="text">
      <style:text-properties officeooo:rsid="001be953"/>
    </style:style>
    <style:style style:name="T18" style:family="text">
      <style:text-properties fo:color="#000000" loext:opacity="100%" officeooo:rsid="00146586"/>
    </style:style>
    <style:style style:name="T19" style:family="text">
      <style:text-properties fo:color="#ffffff" loext:opacity="100%" officeooo:rsid="001b0028"/>
    </style:style>
    <style:style style:name="T20" style:family="text">
      <style:text-properties fo:color="#ffffff" loext:opacity="100%" officeooo:rsid="001c051d"/>
    </style:style>
    <style:style style:name="T21" style:family="text">
      <style:text-properties officeooo:rsid="001c051d"/>
    </style:style>
    <style:style style:name="T22" style:family="text">
      <style:text-properties fo:color="#ffffff" loext:opacity="100%" officeooo:rsid="001ca885"/>
    </style:style>
    <style:style style:name="T23" style:family="text">
      <style:text-properties officeooo:rsid="001ca885"/>
    </style:style>
    <style:style style:name="T24" style:family="text">
      <style:text-properties fo:color="#ffffff" loext:opacity="100%" officeooo:rsid="001f1436"/>
    </style:style>
    <style:style style:name="T25" style:family="text">
      <style:text-properties officeooo:rsid="001f14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</text:p>
      <text:p text:style-name="P1">образовательное учреждение</text:p>
      <text:p text:style-name="P1">«Магаданский политехнический техникум»</text:p>
      <text:p text:style-name="P2">(ГБПОУ «Магаданский политехнический техникум»)</text:p>
      <text:p text:style-name="P3"/>
      <text:p text:style-name="P4">Специальность и 09.02.07 «Информационные системы и программирование»</text:p>
      <text:p text:style-name="P5"/>
      <text:p text:style-name="P6">КУРСОВАЯ РАБОТА</text:p>
      <text:p text:style-name="P7">_____________________________________________________</text:p>
      <text:p text:style-name="P8">АИС «Электронный каталог специализированной литературы программиста»</text:p>
      <text:p text:style-name="P9"/>
      <text:p text:style-name="P9">По МДК 02.01 Технология разработки программного обеспечения</text:p>
      <text:p text:style-name="P9"/>
      <text:p text:style-name="P9"/>
      <text:p text:style-name="P9"/>
      <text:p text:style-name="P9"/>
      <text:p text:style-name="P10"><text:tab/> <text:s text:c="5"/>Студент <text:s text:c="5"/>3ИСП-6, <text:s text:c="10"/>___________ <text:s text:c="8"/>Я.Д. Носков</text:p>
      <text:p text:style-name="P11"/>
      <text:p text:style-name="P11"><text:tab/> <text:s text:c="5"/>Руководитель <text:s text:c="6"/><text:tab/> <text:s text:c="10"/>___________ <text:s/><text:tab/> <text:s text:c="2"/>Д.Ю. Качка</text:p>
      <text:p text:style-name="P11"/>
      <text:p text:style-name="P11"/>
      <text:p text:style-name="P11"/>
      <text:p text:style-name="P11"><text:s text:c="5"/>Защищена на _____________________________ «___»___________24г.</text:p>
      <text:p text:style-name="P11"/>
      <text:p text:style-name="P12">Магадан 2024</text:p>
      <text:p text:style-name="P13">Государственное бюджетное профессиональное</text:p>
      <text:p text:style-name="P14">образовательное учреждение</text:p>
      <text:p text:style-name="P14">«Магаданский политехнический техникум»</text:p>
      <text:p text:style-name="P15">(ГБПОУ «Магаданский политехнический техникум»)</text:p>
      <text:p text:style-name="P16"/>
      <text:p text:style-name="P16">ЗАДАНИЕ </text:p>
      <text:p text:style-name="P16">НА КУРСОВУЮ РАБОТУ</text:p>
      <text:p text:style-name="P16"><text:tab/></text:p>
      <text:p text:style-name="P17"><text:span text:style-name="T1">МДК <text:s text:c="61"/></text:span>МДК 02.01 Технология разработки программного</text:p>
      <text:p text:style-name="P18"><text:span text:style-name="T2"><text:s text:c="70"/></text:span><text:span text:style-name="T3"><text:s/></text:span><text:span text:style-name="T4">о</text:span><text:span text:style-name="T3">беспечения <text:s text:c="62"/></text:span><text:s/></text:p>
      <text:p text:style-name="P18"/>
      <text:p text:style-name="P19">Специальность СПО<text:tab/><text:tab/><text:tab/><text:span text:style-name="T5">09.02.07 «Информационные системы</text:span></text:p>
      <text:p text:style-name="P19"><text:s text:c="70"/><text:span text:style-name="T6"><text:s/>программирование <text:s text:c="51"/></text:span></text:p>
      <text:p text:style-name="P19"><text:span text:style-name="T6"/></text:p>
      <text:p text:style-name="P20">Студент(ка): <text:s text:c="48"/><text:span text:style-name="T7"><text:s/>3 курса 3ИСП6 группы <text:s text:c="44"/></text:span></text:p>
      <text:p text:style-name="P20"><text:span text:style-name="T7"/></text:p>
      <text:p text:style-name="P21"><text:s text:c="54"/>Носков Ярослав Дмитриевич <text:s text:c="51"/></text:p>
      <text:p text:style-name="P20"><text:span text:style-name="T7"/></text:p>
      <text:p text:style-name="P22">Тема курсовой работы: <text:s text:c="31"/>Разработка АИС «Электронный каталог</text:p>
      <text:p text:style-name="P22"><text:s text:c="70"/><text:span text:style-name="T7"><text:s/>специализированной литературы программиста»</text:span></text:p>
      <text:p text:style-name="P22"/>
      <text:p text:style-name="P22"/>
      <text:p text:style-name="P22"/>
      <text:p text:style-name="P23">План и сроки выполнения курсовой работы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лан выполнения курсовой работы</text:p>
          </table:table-cell>
          <table:table-cell table:style-name="Таблица1.B1" office:value-type="string">
            <text:p text:style-name="P24">Сроки выполнения</text:p>
          </table:table-cell>
        </table:table-row>
        <table:table-row>
          <table:table-cell table:style-name="Таблица1.A2" office:value-type="string">
            <text:p text:style-name="P25"><text:s/>Выбор темы курсовой работы</text:p>
          </table:table-cell>
          <table:table-cell table:style-name="Таблица1.B2" office:value-type="string">
            <text:p text:style-name="P26"><text:s/>17.09.2024 — 01.10.2024</text:p>
          </table:table-cell>
        </table:table-row>
        <table:table-row>
          <table:table-cell table:style-name="Таблица1.A2" office:value-type="string">
            <text:p text:style-name="P27"><text:s/><text:span text:style-name="T8">Подготовительный этап</text:span></text:p>
          </table:table-cell>
          <table:table-cell table:style-name="Таблица1.B2" office:value-type="string">
            <text:p text:style-name="P26"><text:s/>02.10.2024 — 12.10.2024</text:p>
          </table:table-cell>
        </table:table-row>
        <table:table-row>
          <table:table-cell table:style-name="Таблица1.A2" office:value-type="string">
            <text:p text:style-name="P27"><text:s/><text:span text:style-name="T8">Написание курсовой работы</text:span></text:p>
          </table:table-cell>
          <table:table-cell table:style-name="Таблица1.B2" office:value-type="string">
            <text:p text:style-name="P27"><text:s/><text:span text:style-name="T9">13.10.2024 — </text:span><text:span text:style-name="T10">07</text:span><text:span text:style-name="T9">.11.2024</text:span></text:p>
          </table:table-cell>
        </table:table-row>
        <table:table-row>
          <table:table-cell table:style-name="Таблица1.A2" office:value-type="string">
            <text:p text:style-name="P28"><text:s/><text:span text:style-name="T8">Оформление и корректировка курсовой работы в</text:span></text:p>
            <text:p text:style-name="P25"><text:s/>соответствии с замечаниями руководителя</text:p>
          </table:table-cell>
          <table:table-cell table:style-name="Таблица1.B2" office:value-type="string">
            <text:p text:style-name="P27"><text:s/><text:span text:style-name="T10">08</text:span><text:span text:style-name="T9">.11.2024 — 20.11.2024</text:span></text:p>
          </table:table-cell>
        </table:table-row>
        <table:table-row table:style-name="Таблица1.6">
          <table:table-cell table:style-name="Таблица1.A2" office:value-type="string">
            <text:p text:style-name="P27"><text:s/><text:span text:style-name="T8">Защита курсовой работы</text:span></text:p>
          </table:table-cell>
          <table:table-cell table:style-name="Таблица1.B2" office:value-type="string">
            <text:p text:style-name="P26"><text:s/>21.11.2024</text:p>
          </table:table-cell>
        </table:table-row>
      </table:table>
      <text:p text:style-name="P22"/>
      <text:p text:style-name="P22"/>
      <text:p text:style-name="P29">Задание выдано.</text:p>
      <text:p text:style-name="P29">Руководитель курсовой работы</text:p>
      <text:p text:style-name="P30">Д.Ю.Качка <text:s text:c="26"/></text:p>
      <text:p text:style-name="P30"><text:s text:c="6"/>«<text:span text:style-name="T11">21</text:span>» <text:span text:style-name="T11">сентября 2024 г.</text:span> <text:s text:c="12"/></text:p>
      <text:p text:style-name="P31">Задание получено.</text:p>
      <text:p text:style-name="P31">Студент <text:s text:c="95"/>Я.Д.Носков <text:s text:c="21"/></text:p>
      <text:p text:style-name="P30">«<text:span text:style-name="T11">21</text:span>» <text:span text:style-name="T11">сентября 2024 г. <text:s text:c="2"/></text:span><text:s text:c="10"/></text:p>
      <text:p text:style-name="P30"/>
      <text:p text:style-name="P30"/>
      <text:p text:style-name="P30"/>
      <text:p text:style-name="P32"><text:soft-page-break/>ВВЕДЕНИЕ<text:tab/><text:tab/><text:tab/> <text:s text:c="66"/><text:span text:style-name="T12">4</text:span></text:p>
      <text:p text:style-name="P33">1 Т<text:span text:style-name="T13">ЕОРЕТИЧЕСКАЯ ЧАСТЬ.</text:span> <text:s text:c="65"/>5</text:p>
      <text:p text:style-name="P33">1.1 <text:span text:style-name="T13">Исследование предметной области</text:span> <text:s text:c="3"/><text:span text:style-name="T14">ецеецуццццццццццццццццц</text:span>6</text:p>
      <text:p text:style-name="P34">1.2 <text:span text:style-name="T13">Моделирование предметной области с использованием диаграм</text:span></text:p>
      <text:p text:style-name="P34"><text:span text:style-name="T13">UML и SADT - технологий</text:span> <text:s text:c="9"/><text:tab/><text:tab/><text:tab/><text:tab/> <text:s text:c="2"/><text:tab/> <text:s/><text:span text:style-name="T15"><text:s/></text:span><text:span text:style-name="T16">дддддд</text:span><text:span text:style-name="T17"> </text:span>7</text:p>
      <text:p text:style-name="P33">1.3 <text:span text:style-name="T10">Анализ программного обеспечения</text:span> <text:span text:style-name="T10">аналгичного назначения <text:s/></text:span><text:span text:style-name="T16">ээээ</text:span><text:span text:style-name="T18">8</text:span></text:p>
      <text:p text:style-name="P35">1.4 С<text:span text:style-name="T10">оставление технического задания</text:span> <text:s text:c="39"/><text:span text:style-name="T14"><text:s text:c="2"/>в</text:span><text:span text:style-name="T16">эщщ</text:span>9</text:p>
      <text:p text:style-name="P36">1.5 Обоснование выбора <text:span text:style-name="T15">языков программирования и</text:span></text:p>
      <text:p text:style-name="P36"><text:span text:style-name="T15">информационных технологий <text:s text:c="49"/></text:span><text:span text:style-name="T19"><text:s text:c="2"/>дддддд </text:span><text:span text:style-name="T16">э</text:span><text:span text:style-name="T15">10</text:span></text:p>
      <text:p text:style-name="P37">1.6 Обоснование выбора вспомогательных инструментальных</text:p>
      <text:p text:style-name="P37">средств <text:s text:c="104"/><text:span text:style-name="T17">11</text:span></text:p>
      <text:p text:style-name="P38">2 ПРАКТИЧЕСКАЯ ЧАСТЬ <text:s text:c="44"/><text:span text:style-name="T20">тдд</text:span> <text:s text:c="18"/><text:span text:style-name="T21">12</text:span></text:p>
      <text:p text:style-name="P39">2.1 Моделирование структуры данных<text:span text:style-name="T17"> <text:s text:c="26"/></text:span><text:span text:style-name="T14">тд@.</text:span><text:span text:style-name="T17"> <text:s text:c="16"/></text:span>12</text:p>
      <text:p text:style-name="P39">2.2 Описание входных/выходных данных <text:s text:c="41"/><text:span text:style-name="T14">s</text:span> <text:s text:c="3"/>13</text:p>
      <text:p text:style-name="P40">2.3 Создание первичных структур данных в выбранной среде</text:p>
      <text:p text:style-name="P40">разработки<text:tab/><text:tab/><text:tab/><text:tab/><text:tab/><text:tab/><text:tab/><text:tab/><text:tab/><text:tab/> <text:s/><text:span text:style-name="T22">„s[</text:span><text:span text:style-name="T23">14</text:span></text:p>
      <text:p text:style-name="P41">2.4 Реализация функциональной и интерфейсной частей</text:p>
      <text:p text:style-name="P41">приложения<text:tab/><text:tab/><text:tab/><text:tab/><text:tab/><text:tab/><text:tab/><text:tab/> <text:s text:c="2"/><text:span text:style-name="T14">sl.</text:span> <text:s text:c="9"/>15</text:p>
      <text:p text:style-name="P41">2.5 Создание пакета инсталляций и справочной системы <text:s text:c="6"/><text:span text:style-name="T14">ps</text:span> <text:s text:c="10"/>16</text:p>
      <text:p text:style-name="P42">ЗАКЛЮЧЕНИЕ <text:s text:c="84"/><text:span text:style-name="T14">ds</text:span> <text:s/>17</text:p>
      <text:p text:style-name="P43">Список используемой литературы <text:s text:c="40"/><text:span text:style-name="T14">.</text:span><text:span text:style-name="T24">s</text:span> <text:s text:c="10"/><text:span text:style-name="T14">ds</text:span> <text:s/><text:span text:style-name="T25">17</text:span></text:p>
      <text:p text:style-name="P44">Приложения: руководство пользователя, диск с программой.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2pt" fo:language="ru" fo:country="RU" officeooo:rsid="001b0028" officeooo:paragraph-rsid="001b0028" style:font-size-asian="10.5pt" style:font-size-complex="12pt"/>
    </style:style>
    <style:style style:name="MT1" style:family="text">
      <style:text-properties officeooo:rsid="001b073c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09:22:54.122957035</meta:creation-date>
    <dc:date>2024-11-18T15:49:38.371660749</dc:date>
    <meta:editing-duration>PT14H42M10S</meta:editing-duration>
    <meta:editing-cycles>9</meta:editing-cycles>
    <meta:generator>LibreOffice/24.8.3.2$Linux_X86_64 LibreOffice_project/48a6bac9e7e268aeb4c3483fcf825c94556d9f92</meta:generator>
    <meta:document-statistic meta:table-count="1" meta:image-count="0" meta:object-count="0" meta:page-count="4" meta:paragraph-count="72" meta:word-count="273" meta:character-count="3940" meta:non-whitespace-character-count="2173"/>
  </office:meta>
</office:document-meta>
</file>